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/>
    </style:style>
    <style:style style:name="P7" style:family="paragraph">
      <style:paragraph-properties fo:line-height="10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-18.00pt" fo:text-indent="18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00.00%" fo:text-align="justify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justify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justify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18.00pt" fo:text-indent="18.00pt"/>
    </style:style>
    <style:style style:name="P21" style:family="paragraph">
      <style:paragraph-properties fo:line-height="100.00%" fo:text-align="justify"/>
    </style:style>
  </office:automatic-styles>
  <office:body>
    <office:text>
      <text:p text:style-name="P1"><text:span text:style-name="T1">Kávéházi kultúra</text:span></text:p>
      <text:p text:style-name="P2"><text:span text:style-name="T2"/></text:p>
      <text:p text:style-name="P2"><text:span text:style-name="T2"/></text:p>
      <text:p text:style-name="P3"><text:span text:style-name="T3">A kávé származása:</text:span><text:span text:style-name="T4"><text:line-break/></text:span><text:span text:style-name="T5">X. századból ered,<text:s/></text:span><text:span text:style-name="T6">őshaz</text:span><text:span text:style-name="T7">ája<text:s/></text:span><text:span text:style-name="T8">Abesszínia,<text:s/></text:span><text:span text:style-name="T9">a nomád pásztorok fedezték fel a kávé élénkít</text:span><text:span text:style-name="T10">ő hat</text:span><text:span text:style-name="T11">ását. Összezúzták és állati zsiradékkal összekeverve golyókat formáztak bel</text:span><text:span text:style-name="T12">ől</text:span><text:span text:style-name="T13">ük.</text:span></text:p>
      <text:p text:style-name="P3"><text:span text:style-name="T14">Kés</text:span><text:span text:style-name="T15">őbb terjedt el italk</text:span><text:span text:style-name="T16">ént: bogyókat hideg vízzel keverték és állni hagyták. 1000 körül jöttek rá, hogy a vizet fel kell forralni, mert úgy jobb. Nagyon gyorsan növekedett a népszer</text:span><text:span text:style-name="T17">űs</text:span><text:span text:style-name="T18">ége.</text:span></text:p>
      <text:p text:style-name="P3"><text:span text:style-name="T19">Allah küldte az els</text:span><text:span text:style-name="T20">ő cs</text:span><text:span text:style-name="T21">észét Mohamed prófétának hogy szellemi frissességét megóvja, az arabok szigorúan<text:s/></text:span><text:span text:style-name="T22">őrizt</text:span><text:span text:style-name="T23">ék a kávéf</text:span><text:span text:style-name="T24">őz</text:span><text:span text:style-name="T25">és titkát, de a zarándokok miatt kiderült</text:span></text:p>
      <text:p text:style-name="P3"><text:span text:style-name="T26"/></text:p>
      <text:p text:style-name="P3"><text:span text:style-name="T27">13. század: els</text:span><text:span text:style-name="T28">ő<text:s/></text:span><text:span text:style-name="T29">k</text:span><text:span text:style-name="T30">ávéházak<text:s/></text:span><text:span text:style-name="T31">kialaulása:</text:span></text:p>
      <text:list text:style-name="L4">
        <text:list-item>
          <text:p text:style-name="P4"><text:span text:style-name="T32">vidám az élet</text:span></text:p>
        </text:list-item>
        <text:list-item>
          <text:p text:style-name="P4"><text:span text:style-name="T32">filozófusok, politikusok, keresked</text:span><text:span text:style-name="T33">ők is j</text:span><text:span text:style-name="T34">ártak ide<text:s/></text:span><text:span text:style-name="T35">→</text:span><text:span text:style-name="T36"><text:s/>véleménycsere</text:span></text:p>
        </text:list-item>
        <text:list-item>
          <text:p text:style-name="P4"><text:span text:style-name="T37">ez gondforrás jelentett az uralmon lév</text:span><text:span text:style-name="T38">őknek<text:s/></text:span><text:span text:style-name="T39">→</text:span><text:span text:style-name="T40"><text:s/>próbálták korlátozni</text:span></text:p>
        </text:list-item>
      </text:list>
      <text:p text:style-name="P5"><text:span text:style-name="T41"/></text:p>
      <text:p text:style-name="P5"><text:span text:style-name="T42">Szulejmán:</text:span></text:p>
      <text:list text:style-name="L6">
        <text:list-item>
          <text:p text:style-name="P6"><text:span text:style-name="T42">a kávéivók feltámadáskor fekete arccal bújnak el</text:span><text:span text:style-name="T43">ő </text:span></text:p>
        </text:list-item>
        <text:list-item>
          <text:p text:style-name="P6"><text:span text:style-name="T44">tiltó rendelkezések<text:s/></text:span><text:span text:style-name="T45">→</text:span><text:span text:style-name="T46"><text:s/>eredménytelen</text:span></text:p>
        </text:list-item>
        <text:list-item>
          <text:p text:style-name="P6"><text:span text:style-name="T47">14-15. század: orvosságként is használták</text:span></text:p>
        </text:list-item>
      </text:list>
      <text:p text:style-name="P7"><text:span text:style-name="T48"/></text:p>
      <text:p text:style-name="P7"><text:span text:style-name="T49">T</text:span><text:span text:style-name="T50">örök közvetítéssel jut el Európába</text:span><text:span text:style-name="T51">,<text:s/></text:span><text:span text:style-name="T52">Velencébe érkezett az els</text:span><text:span text:style-name="T53">ő sz</text:span><text:span text:style-name="T54">állítmány: 1511</text:span></text:p>
      <text:p text:style-name="P7"><text:span text:style-name="T55">A</text:span><text:span text:style-name="T56"><text:s/>papság is szót emelt ellene<text:s/></text:span><text:span text:style-name="T57">→</text:span><text:span text:style-name="T58"><text:s/>ördög itala</text:span><text:span text:style-name="T59">,<text:s/></text:span><text:span text:style-name="T60">végül Kelemen pápa is megkóstolta és ízlett neki</text:span><text:span text:style-name="T61">,<text:s/></text:span><text:span text:style-name="T62">ezután Angliában is elterjed</text:span></text:p>
      <text:p text:style-name="P7"><text:span text:style-name="T62">hívei: Diderot, Rousseau, Voltaire, Stendhal</text:span></text:p>
      <text:p text:style-name="P7"><text:span text:style-name="T62">ellenz</text:span><text:span text:style-name="T63">ő: Montesquieu</text:span></text:p>
      <text:list text:style-name="L8">
        <text:list-item>
          <text:p text:style-name="P8"><text:span text:style-name="T64">a n</text:span><text:span text:style-name="T65">ők tiltakoztak ellene, mert a f</text:span><text:span text:style-name="T66">érfiak elszórják a pénzt, és terméketlenné válnak</text:span></text:p>
        </text:list-item>
      </text:list>
      <text:p text:style-name="P9"><text:span text:style-name="T67">Balzac: sose ment sehova a kávéf</text:span><text:span text:style-name="T68">őzője n</text:span><text:span text:style-name="T69">élkül<text:s/></text:span><text:span text:style-name="T70">→</text:span><text:span text:style-name="T71"><text:s/>50.000 csészével ivott meg az Emberi színjáték megírása alatt</text:span></text:p>
      <text:p text:style-name="P9"><text:span text:style-name="T72"/></text:p>
      <text:p text:style-name="P9"><text:span text:style-name="T73">H</text:span><text:span text:style-name="T74">azánkban a török uralom alatt honosodik meg</text:span><text:span text:style-name="T75">,<text:s/></text:span><text:span text:style-name="T76">eleinte csak a törökök itták<text:s/></text:span><text:span text:style-name="T77">→</text:span><text:span text:style-name="T78"><text:s/>az ellenség itala</text:span></text:p>
      <text:list text:style-name="L10">
        <text:list-item>
          <text:p text:style-name="P10"><text:span text:style-name="T79">kávé szó: Zrínyi Szigeti veszedelmében hangzik el el</text:span><text:span text:style-name="T80">ősz</text:span><text:span text:style-name="T81">ör</text:span></text:p>
        </text:list-item>
        <text:list-item>
          <text:p text:style-name="P10"><text:span text:style-name="T82">kávéház: Mikes Kelemen Törökországi leveleiben írja le el</text:span><text:span text:style-name="T83">ősz</text:span><text:span text:style-name="T84">ör</text:span></text:p>
        </text:list-item>
        <text:list-item>
          <text:p text:style-name="P10"><text:span text:style-name="T85">a török ki</text:span><text:span text:style-name="T86">űz</text:span><text:span text:style-name="T87">ése után megsz</text:span><text:span text:style-name="T88">űnik az idegenked</text:span><text:span text:style-name="T89">és</text:span><text:span text:style-name="T90">,<text:s/></text:span><text:span text:style-name="T91">els</text:span><text:span text:style-name="T92">ő ismert k</text:span><text:span text:style-name="T93">ávés: Kávéf</text:span><text:span text:style-name="T94">őző Bal</text:span><text:span text:style-name="T95">ázs<text:s/></text:span><text:span text:style-name="T96">→</text:span><text:span text:style-name="T97"><text:s/>utcákon, tereken, piacokon énekelve kínálta</text:span></text:p>
        </text:list-item>
        <text:list-item>
          <text:p text:style-name="P10"><text:span text:style-name="T98">kávémérések jöttek létre</text:span></text:p>
        </text:list-item>
      </text:list>
      <text:p text:style-name="P11"><text:span text:style-name="T99"/></text:p>
      <text:p text:style-name="P11"><text:span text:style-name="T100">3 típusú kávéház</text:span></text:p>
      <text:list text:style-name="L12">
        <text:list-item>
          <text:p text:style-name="P12"><text:span text:style-name="T101">déli típusú = játékház is volt, biliárd, dominó, tarott</text:span></text:p>
        </text:list-item>
        <text:list-item>
          <text:p text:style-name="P12"><text:span text:style-name="T101">északi típusú<text:s/></text:span><text:span text:style-name="T102">→</text:span><text:span text:style-name="T103"><text:s/>újságolvasás, komoly polgári csevegés</text:span></text:p>
        </text:list-item>
        <text:list-item>
          <text:p text:style-name="P12"><text:span text:style-name="T104">keleti típusú<text:s/></text:span><text:span text:style-name="T105">→</text:span><text:span text:style-name="T106"><text:s/>pipaházak is</text:span><text:span text:style-name="T107"/></text:p>
        </text:list-item>
      </text:list>
      <text:p text:style-name="P13"><text:span text:style-name="T107"/></text:p>
      <text:list text:style-name="L14">
        <text:list-item>
          <text:p text:style-name="P14"><text:span text:style-name="T108">3 oszlop kávéház: itt kapták el a magyar jakobinusokat</text:span></text:p>
        </text:list-item>
        <text:list-item>
          <text:p text:style-name="P14"><text:span text:style-name="T108">Pilvax, Magyar Jurátushoz: '48-as szabadságharc el</text:span><text:span text:style-name="T109">ők</text:span><text:span text:style-name="T110">észítése</text:span><text:span text:style-name="T111"/></text:p>
        </text:list-item>
      </text:list>
      <text:p text:style-name="P15"><text:span text:style-name="T111">Pest és Buda egyesítésével rohamosan n</text:span><text:span text:style-name="T112">ő a k</text:span><text:span text:style-name="T113">ávéháza száma, a 19. sz. végén kb 600 db</text:span></text:p>
      <text:list text:style-name="L16">
        <text:list-item>
          <text:p text:style-name="P16"><text:span text:style-name="T114">Emke: könyvkölcsönz</text:span><text:span text:style-name="T115">ő is volt,<text:s/></text:span><text:span text:style-name="T116">New York: borbély, kabarék, játékterem</text:span><text:span text:style-name="T117">,<text:s/></text:span><text:span text:style-name="T118">Hadik: Karinthy<text:s/></text:span><text:span text:style-name="T119">„</text:span><text:span text:style-name="T120">otthona” volt,<text:s/></text:span><text:span text:style-name="T121">ő ind</text:span><text:span text:style-name="T122">ította el azt, hogy milyen gyorsan terjed a vicc Pesten</text:span></text:p>
        </text:list-item>
      </text:list>
      <text:p text:style-name="P17"><text:span text:style-name="T123"/></text:p>
      <text:p text:style-name="P17"><text:span text:style-name="T124">Centrál:</text:span></text:p>
      <text:list text:style-name="L18">
        <text:list-item>
          <text:p text:style-name="P18"><text:span text:style-name="T125">1887-ben épült</text:span><text:span text:style-name="T126">,</text:span><text:span text:style-name="T127">Nyugat szerkeszt</text:span><text:span text:style-name="T128">ős</text:span><text:span text:style-name="T129">ége</text:span><text:span text:style-name="T130"/></text:p>
        </text:list-item>
        <text:list-item>
          <text:p text:style-name="P18"><text:span text:style-name="T130">Mészáros Gy</text:span><text:span text:style-name="T131">őző: h</text:span><text:span text:style-name="T132">íres író, és tanár barátai voltak</text:span></text:p>
        </text:list-item>
        <text:list-item>
          <text:p text:style-name="P18"><text:span text:style-name="T133">éjjel-nappal nyitva volt</text:span></text:p>
        </text:list-item>
        <text:list-item>
          <text:p text:style-name="P18"><text:span text:style-name="T133">1910-es évek: átépítették<text:s/></text:span><text:span text:style-name="T134">→</text:span><text:span text:style-name="T135"><text:s/>amerikai elegancia, fény</text:span><text:span text:style-name="T136">űző,<text:s/></text:span><text:span text:style-name="T137">ekkor nyerte el szecessziós stílusát</text:span></text:p>
        </text:list-item>
        <text:list-item>
          <text:p text:style-name="P18"><text:span text:style-name="T137">átvészelte a 2. világháborút</text:span><text:span text:style-name="T138">,<text:s/></text:span><text:span text:style-name="T139">a két vh. között rengeteg kávéház megsz</text:span><text:span text:style-name="T140">űnt, 1949-ben a Centr</text:span><text:span text:style-name="T141">ál is bezárt</text:span></text:p>
        </text:list-item>
        <text:list-item>
          <text:p text:style-name="P18"><text:span text:style-name="T142">egy vállalat üzemi étkezdéje lett, majd az ELTE menzája, majd a Metro Club is itt m</text:span><text:span text:style-name="T143">űk</text:span><text:span text:style-name="T144">ödött</text:span></text:p>
        </text:list-item>
        <text:list-item>
          <text:p text:style-name="P18"><text:span text:style-name="T145">Omega, Zorán törzshelye, Old Boys, rock'n'roll partyk</text:span></text:p>
        </text:list-item>
        <text:list-item>
          <text:p text:style-name="P18"><text:span text:style-name="T145">Somodi Imre vette meg és újította fel eredeti pompájába kb 1,1 milliárd forintból</text:span></text:p>
        </text:list-item>
        <text:list-item>
          <text:p text:style-name="P18"><text:span text:style-name="T145">2000-ben volt a megnyitó, szimbolikusan kulcsát a Dunába dobta</text:span></text:p>
        </text:list-item>
      </text:list>
      <text:p text:style-name="P19"><text:span text:style-name="T146"/></text:p>
      <text:p text:style-name="P19"><text:span text:style-name="T147">→</text:span><text:span text:style-name="T148"><text:s/>Szellemi áramlatok:</text:span></text:p>
      <text:list text:style-name="L20">
        <text:list-item>
          <text:p text:style-name="P20"><text:span text:style-name="T149">Nyugat folyóiratot itt alapították, els</text:span><text:span text:style-name="T150">ő lap: 1908. jan.1.</text:span></text:p>
        </text:list-item>
        <text:list-item>
          <text:p text:style-name="P20"><text:span text:style-name="T151">Mindennapos összejövetelek</text:span><text:span text:style-name="T152">,<text:s/></text:span><text:span text:style-name="T153">nagy közönség</text:span></text:p>
        </text:list-item>
        <text:list-item>
          <text:p text:style-name="P20"><text:span text:style-name="T153">öltözködési stílusuk divatot teremtett</text:span><text:span text:style-name="T154">,<text:s/></text:span><text:span text:style-name="T155">több költ</text:span><text:span text:style-name="T156">őt feles</text:span><text:span text:style-name="T157">ége is elkísérte (Tanner Ilonát itt kéri meg Babits)</text:span></text:p>
        </text:list-item>
        <text:list-item>
          <text:p text:style-name="P20"><text:span text:style-name="T158">keddenként zsúrok: asszonyok napja</text:span></text:p>
        </text:list-item>
        <text:list-item>
          <text:p text:style-name="P20"><text:span text:style-name="T158">Karinthyért rajongtak a n</text:span><text:span text:style-name="T159">ők</text:span></text:p>
        </text:list-item>
      </text:list>
      <text:p text:style-name="P21"><text:span text:style-name="T160"/></text:p>
      <text:p text:style-name="P21"><text:span text:style-name="T161">Meg is ihlette a költ</text:span><text:span text:style-name="T162">őket a k</text:span><text:span text:style-name="T163">ávéház</text:span><text:span text:style-name="T164"><text:s/><text:line-break/></text:span><text:span text:style-name="T165">pl:<text:s/></text:span><text:span text:style-name="T166">Kosztolányi Dezs</text:span><text:span text:style-name="T167">ő: Pilvax,<text:s/></text:span><text:span text:style-name="T168">Szabó L</text:span><text:span text:style-name="T169">őrinc: Centr</text:span><text:span text:style-name="T170">ál</text:span><text:span text:style-name="T171">,<text:s/></text:span><text:span text:style-name="T172">Ady: Budapest éjszakája szól</text:span><text:span text:style-name="T173">,<text:s/></text:span><text:span text:style-name="T174">Móricz: Osvát Ern</text:span><text:span text:style-name="T175">ő,<text:s/></text:span><text:span text:style-name="T176">Molnár Ferenc: Pesti társasá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